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P5" style:family="paragraph" style:parent-style-name="Text">
      <style:paragraph-properties fo:text-align="center" style:justify-single-word="false"/>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aa000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1 Pita 1" office:value-type="string" office:string-value="1 Pita 1"/></text:span>1 Pita</text:p>
        <text:p text:style-name="hideDiv_scrBook_scrBody"> </text:p>
        <text:p text:style-name="scrBook_scrBody"><text:span text:style-name="scrBookName_.bgt_scrBook_scrBody">1 Pita</text:span></text:p>
        <text:p text:style-name="TitleSecondary_.bgt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1 Pita 1" office:value-type="string" office:string-value="1 Pita 1"/></text:p>
        <text:section text:style-name="Sect_columns" text:name="Sect_columns">
          <text:p text:style-name="ChapterNumber1"><text:span text:style-name="ChapterNumber_.bgt_Paragraph1_scrSection_columns_scrBook_scrBody">1</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 <text:span text:style-name="VerseNumber_.bgt_Paragraph1_scrSection_columns_scrBook_scrBody"> 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 <text:span text:style-name="VerseNumber_.bgt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 <text:span text:style-name="VerseNumber_.bgt_Paragraph_scrSection_columns_scrBook_scrBody"> 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 <text:span text:style-name="VerseNumber_.bgt_Paragraph_scrSection_columns_scrBook_scrBody"> 5 </text:span>Na vunegna ighamu koti vaututunia a God, imanea keda sokara peoghamu kori nigna na mana me ghieghilei jufu mai na vagougovui maghavu. Kori vido iangeni imanea keda vahavighamu. </text:span><text:span text:style-name="span_.bgt_Paragraph_scrSection_columns_scrBook_scrBody"> <text:span text:style-name="VerseNumber_.bgt_Paragraph_scrSection_columns_scrBook_scrBody"> 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 <text:span text:style-name="VerseNumber_.bgt_Paragraph_scrSection_columns_scrBook_scrBody"> 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bookmark text:name="f18fc7c45-c489-4e4a-8b63-8130b1155f93"/><text:span text:style-name="span_.bgt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 <text:span text:style-name="VerseNumber_.bgt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 <text:span text:style-name="VerseNumber_.bgt_Paragraph_scrSection_columns_scrBook_scrBody"> 9 </text:span>Na tabamiu eigna koti vaututunia a Jisas Krais, na vahavighamugna a God ke eia.</text:span></text:p>
          <text:p text:style-name="Paragraph_scrSection_columns_scrBook_scrBody"><text:span text:style-name="span_.bgt_Paragraph_scrSection_columns_scrBook_scrBody"> <text:span text:style-name="VerseNumber_.bgt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 <text:span text:style-name="VerseNumber_.bgt_Paragraph_scrSection_columns_scrBook_scrBody"> 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 <text:span text:style-name="VerseNumber_.bgt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 <text:span text:style-name="VerseNumber_.bgt_Paragraph_scrSection_columns_scrBook_scrBody"> 14 </text:span>Na vunegna ighamu ara dathegna a God moti leghua, oti saghoi eia na komi puhi ke dika koti magnahaghinia na eiagna kori vido koti boi adoa mua a God. </text:span><text:span text:style-name="span_.bgt_Paragraph_scrSection_columns_scrBook_scrBody"> <text:span text:style-name="VerseNumber_.bgt_Paragraph_scrSection_columns_scrBook_scrBody"> 15 </text:span>Keana ikageeni, na havimiu keda pukuni tabu, eigna a God ke vahighamu ke tabu. </text:span><text:span text:style-name="span_.bgt_Paragraph_scrSection_columns_scrBook_scrBody"> <text:span text:style-name="VerseNumber_.bgt_Paragraph_scrSection_columns_scrBook_scrBody"> 16 </text:span>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bgt_NoteCrossHYPHENReferenceParagraph_Paragraph_scrSection_columns_scrBook_scrBody">Levitikas 11:44-45, 19:2, 20:7</text:span></text:p></text:note-body></text:note><text:bookmark text:name="f1130ffd7-ae4d-4f48-abac-01010ec2ede7"/></text:p>
          <text:p text:style-name="Paragraph_scrSection_columns_scrBook_scrBody"><text:span text:style-name="span_.bgt_Paragraph_scrSection_columns_scrBook_scrBody"> <text:span text:style-name="VerseNumber_.bgt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 <text:span text:style-name="VerseNumber_.bgt_Paragraph_scrSection_columns_scrBook_scrBody"> 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 <text:span text:style-name="VerseNumber_.bgt_Paragraph_scrSection_columns_scrBook_scrBody"> 19 </text:span>Imanea ke volighamu au tagna na fata ke nagho vano, na pukuni ghaughabuagna a Krais. A Krais ke vaghagna sina dathei sip kena havughaghia ke teo sa fata ke dika itagna. </text:span><text:span text:style-name="span_.bgt_Paragraph_scrSection_columns_scrBook_scrBody"> <text:span text:style-name="VerseNumber_.bgt_Paragraph_scrSection_columns_scrBook_scrBody"> 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 <text:span text:style-name="VerseNumber_.bgt_Paragraph_scrSection_columns_scrBook_scrBody"> 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 <text:span text:style-name="VerseNumber_.bgt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 <text:span text:style-name="VerseNumber_.bgt_Paragraph_scrSection_columns_scrBook_scrBody"> 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 <text:span text:style-name="VerseNumber_.bgt_Paragraph_scrSection_columns_scrBook_scrBody"> 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 <text:span text:style-name="VerseNumber_.bgt_Line1_scrSection_columns_scrBook_scrBody">  25 </text:span>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bgt_NoteCrossHYPHENReferenceParagraph_Line1_scrSection_columns_scrBook_scrBody">Aesaea 40:6-8</text:span></text:p></text:note-body></text:note><text:bookmark text:name="fbfa1dc2c-2155-4db6-8f2d-20aa4b209aa0"/></text:p>
          <text:p text:style-name="ParagraphContinuation_scrSection_columns_scrBook_scrBody"><text:span text:style-name="span_.bgt_ParagraphContinuation_scrSection_columns_scrBook_scrBody">Ma na haghore iangeni, na Rorongo ke Toke kena titionoa ghohi itami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A Krais Na Naghoi Ghahira</text:span></text:p>
          <text:p text:style-name="ChapterNumber1"><text:span text:style-name="ChapterNumber_.bgt_Paragraph1_scrSection_columns_scrBook_scrBody">2</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 <text:span text:style-name="VerseNumber_.bgt_Paragraph1_scrSection_columns_scrBook_scrBody"> 2 </text:span>Oti vaghagna na komi meomeo kena eu havi kena rofo mena haga susuu ghadia. Oti rofo eigna na haghoregna a God eigna nimiu na vaututuni keda heta, ma a God keda vahavighamu. </text:span><text:span text:style-name="span_.bgt_Paragraph1_scrSection_columns_scrBook_scrBody"> <text:span text:style-name="VerseNumber_.bgt_Paragraph1_scrSection_columns_scrBook_scrBody"> 3 </text:span>Oti eia vaghagna iaani eigna koti reghia ghohi kori havimiu a Lod ke eia na komi fata ke toke vanighamu.</text:span></text:p>
          <text:p text:style-name="Paragraph_scrSection_columns_scrBook_scrBody"><text:span text:style-name="span_.bgt_Paragraph_scrSection_columns_scrBook_scrBody"> <text:span text:style-name="VerseNumber_.bgt_Paragraph_scrSection_columns_scrBook_scrBody">  4 </text:span>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bgt_NoteGeneralParagraph_Paragraph_scrSection_columns_scrBook_scrBody">Na naghoi ghahira kori hidigna na vathe:</text:span><text:span text:style-name="span_.bgt_NoteGeneralParagraph_Paragraph_scrSection_columns_scrBook_scrBody"> Reghia kori Diksonari.</text:span></text:p></text:note-body></text:note><text:bookmark text:name="f5e2861dd-c3bd-408d-86e9-46acf2b7ffa1"/><text:span text:style-name="span_.bgt_Paragraph_scrSection_columns_scrBook_scrBody"> Na ghahira iangeni, na komi tinoni kena bosi magnahaghinia, kari a God ke vahia me toatogha ke nagho vano. </text:span><text:span text:style-name="span_.bgt_Paragraph_scrSection_columns_scrBook_scrBody"> <text:span text:style-name="VerseNumber_.bgt_Paragraph_scrSection_columns_scrBook_scrBody"> 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 <text:span text:style-name="VerseNumber_.bgt_Paragraph_scrSection_columns_scrBook_scrBody"> 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bgt_NoteCrossHYPHENReferenceParagraph_Line1_scrSection_columns_scrBook_scrBody">Aesaea 28:16</text:span></text:p></text:note-body></text:note><text:bookmark text:name="fe854faf3-2157-493d-ae58-049383989f9d"/></text:p>
          <text:p text:style-name="ParagraphContinuation_scrSection_columns_scrBook_scrBody"><text:span text:style-name="span_.bgt_ParagraphContinuation_scrSection_columns_scrBook_scrBody"> <text:span text:style-name="VerseNumber_.bgt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bgt_NoteCrossHYPHENReferenceParagraph_Line1_scrSection_columns_scrBook_scrBody">Psalm 118:22</text:span></text:p></text:note-body></text:note><text:bookmark text:name="fa04344b5-e3cc-4b48-aaf1-57b6a1bdea44"/></text:p>
          <text:p text:style-name="ParagraphContinuation_scrSection_columns_scrBook_scrBody"><text:span text:style-name="span_.bgt_ParagraphContinuation_scrSection_columns_scrBook_scrBody"> <text:span text:style-name="VerseNumber_.bgt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bgt_NoteCrossHYPHENReferenceParagraph_Line1_scrSection_columns_scrBook_scrBody">Aesaea 8:14</text:span></text:p></text:note-body></text:note><text:bookmark text:name="f77319ab3-5367-4728-a40a-0a2241da103a"/></text:p>
          <text:p text:style-name="ParagraphContinuation_scrSection_columns_scrBook_scrBody"><text:span text:style-name="span_.bgt_ParagraphContinuation_scrSection_columns_scrBook_scrBody">Imarea kena sikili eigna kena boi leghua na haghoregna a God. Na sikili kena eia ke leghua nigna na vanohehe a God eidia.</text:span></text:p>
          <text:p text:style-name="Paragraph_scrSection_columns_scrBook_scrBody"><text:span text:style-name="span_.bgt_Paragraph_scrSection_columns_scrBook_scrBody"> <text:span text:style-name="VerseNumber_.bgt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 <text:span text:style-name="VerseNumber_.bgt_Paragraph_scrSection_columns_scrBook_scrBody"> 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 <text:span text:style-name="VerseNumber_.bgt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 <text:span text:style-name="VerseNumber_.bgt_Paragraph_scrSection_columns_scrBook_scrBody"> 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 <text:span text:style-name="VerseNumber_.bgt_Paragraph_scrSection_columns_scrBook_scrBody">  13 </text:span>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bgt_NoteGeneralParagraph_Paragraph_scrSection_columns_scrBook_scrBody">King gna i Rom:</text:span><text:span text:style-name="span_.bgt_NoteGeneralParagraph_Paragraph_scrSection_columns_scrBook_scrBody"> Reghia kori Diksonari.</text:span></text:p></text:note-body></text:note><text:bookmark text:name="feb825765-5914-46c8-ab5e-0ef07cb7a969"/><text:span text:style-name="span_.bgt_Paragraph_scrSection_columns_scrBook_scrBody"> eigna imanea ke vunaghi pungusira na komi tinoni gougovu. </text:span><text:span text:style-name="span_.bgt_Paragraph_scrSection_columns_scrBook_scrBody"> <text:span text:style-name="VerseNumber_.bgt_Paragraph_scrSection_columns_scrBook_scrBody"> 14 </text:span>Moti leghua mua na haghoredia na komi primia eigna na king ke vahira bali vaparara arahai kena eia na komi fata ke dika mena kilothabara arahai kena leghua na puhi ke jino. </text:span><text:span text:style-name="span_.bgt_Paragraph_scrSection_columns_scrBook_scrBody"> <text:span text:style-name="VerseNumber_.bgt_Paragraph_scrSection_columns_scrBook_scrBody"> 15 </text:span>God ke magnahaghinighamu kotida eia na komi fata ke toke eigna na komi tinoni kena hahi kedana soto na haghore diadikalaghamugna. </text:span><text:span text:style-name="span_.bgt_Paragraph_scrSection_columns_scrBook_scrBody"> <text:span text:style-name="VerseNumber_.bgt_Paragraph_scrSection_columns_scrBook_scrBody"> 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 <text:span text:style-name="VerseNumber_.bgt_Paragraph_scrSection_columns_scrBook_scrBody"> 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 <text:span text:style-name="VerseNumber_.bgt_Paragraph_scrSection_columns_scrBook_scrBody">  18 </text:span>Ighamu na komi tinoni seka,</text:span><text:note text:id="ftn9" text:note-class="footnote"><text:note-citation text:label="†">†</text:note-citation><text:note-body><text:p text:style-name="NoteGeneralParagraph"><text:span text:style-name="NoteGeneralParagraph..footnote-marker">218 = </text:span><text:span text:style-name="Emphasis_.bgt_NoteGeneralParagraph_Paragraph_scrSection_columns_scrBook_scrBody">Tinoni seka: </text:span><text:span text:style-name="span_.bgt_NoteGeneralParagraph_Paragraph_scrSection_columns_scrBook_scrBody">Reghia kori Diksonari.</text:span></text:p></text:note-body></text:note><text:bookmark text:name="f1a954749-a06a-408b-b1cb-22d1c3568cb4"/><text:span text:style-name="span_.bgt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 <text:span text:style-name="VerseNumber_.bgt_Paragraph_scrSection_columns_scrBook_scrBody"> 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 <text:span text:style-name="VerseNumber_.bgt_Paragraph_scrSection_columns_scrBook_scrBody"> 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 <text:span text:style-name="VerseNumber_.bgt_Paragraph_scrSection_columns_scrBook_scrBody"> 21 </text:span>A God ke kiloghamu eigna kotida papara vaghagna iangeni eigna a Krais ke papara eimiu ighamu me tateli vanighamu na puhi kotida leghua. </text:span><text:span text:style-name="span_.bgt_Paragraph_scrSection_columns_scrBook_scrBody"> <text:span text:style-name="VerseNumber_.bgt_Paragraph_scrSection_columns_scrBook_scrBody"> 22 </text:span>A Krais ke boi eia sa koakoa me teo sa piapilau ke au mai kori livogna. </text:span><text:span text:style-name="span_.bgt_Paragraph_scrSection_columns_scrBook_scrBody"> <text:span text:style-name="VerseNumber_.bgt_Paragraph_scrSection_columns_scrBook_scrBody"> 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 <text:span text:style-name="VerseNumber_.bgt_Paragraph_scrSection_columns_scrBook_scrBody"> 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 <text:span text:style-name="VerseNumber_.bgt_Paragraph_scrSection_columns_scrBook_scrBody"> 25 </text:span>I hau, ighamu koti vaghagna na komi sip ke jefe kori hangana, kari ikageeni ighamu koti tabiru mai tagna ahai ke reireghighamu me kalitigham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Na Komi Tinoni Taulaghi</text:span></text:p>
          <text:p text:style-name="ChapterNumber1"><text:span text:style-name="ChapterNumber_.bgt_Paragraph1_scrSection_columns_scrBook_scrBody">3</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 <text:span text:style-name="VerseNumber_.bgt_Paragraph1_scrSection_columns_scrBook_scrBody"> 2 </text:span>eigna imarea kedana reghi leghua na puhimiu ke jino mena reghia mua ighamu koti ghaghana bohea a God. </text:span><text:span text:style-name="span_.bgt_Paragraph1_scrSection_columns_scrBook_scrBody"> <text:span text:style-name="VerseNumber_.bgt_Paragraph1_scrSection_columns_scrBook_scrBody"> 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 <text:span text:style-name="VerseNumber_.bgt_Paragraph1_scrSection_columns_scrBook_scrBody"> 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 <text:span text:style-name="VerseNumber_.bgt_Paragraph1_scrSection_columns_scrBook_scrBody"> 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 <text:span text:style-name="VerseNumber_.bgt_Paragraph1_scrSection_columns_scrBook_scrBody"> 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 <text:span text:style-name="VerseNumber_.bgt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 <text:span text:style-name="VerseNumber_.bgt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 <text:span text:style-name="VerseNumber_.bgt_Paragraph_scrSection_columns_scrBook_scrBody"> 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 <text:span text:style-name="VerseNumber_.bgt_Paragraph_scrSection_columns_scrBook_scrBody"> 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 <text:span text:style-name="VerseNumber_.bgt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 <text:span text:style-name="VerseNumber_.bgt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bgt_NoteCrossHYPHENReferenceParagraph_Line1_scrSection_columns_scrBook_scrBody">Psalm 34:12-16</text:span></text:p></text:note-body></text:note><text:bookmark text:name="fad3df5b1-1510-4b5d-8e60-3b4f4b7a4e50"/></text:p>
          <text:p text:style-name="SectionHeadMinor_scrSection_columns_scrBook_scrBody"><text:span text:style-name="span_.bgt_SectionHeadMinor_scrSection_columns_scrBook_scrBody">Ighita Katida Sasaa Na Papara Kori Vido Kati Eia Na Hava Ke Toke</text:span></text:p>
          <text:p text:style-name="Paragraph_scrSection_columns_scrBook_scrBody"><text:span text:style-name="span_.bgt_Paragraph_scrSection_columns_scrBook_scrBody"> <text:span text:style-name="VerseNumber_.bgt_Paragraph_scrSection_columns_scrBook_scrBody">  13 </text:span>Gi kotida agutu heta bali eia na komi fata ke toke, da teo ahai keda vaparaghamu. </text:span><text:span text:style-name="span_.bgt_Paragraph_scrSection_columns_scrBook_scrBody"> <text:span text:style-name="VerseNumber_.bgt_Paragraph_scrSection_columns_scrBook_scrBody"> 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 <text:span text:style-name="VerseNumber_.bgt_Paragraph_scrSection_columns_scrBook_scrBody"> 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 <text:span text:style-name="VerseNumber_.bgt_Paragraph_scrSection_columns_scrBook_scrBody"> 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 <text:span text:style-name="VerseNumber_.bgt_Paragraph_scrSection_columns_scrBook_scrBody"> 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 <text:span text:style-name="VerseNumber_.bgt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 <text:span text:style-name="VerseNumber_.bgt_Paragraph_scrSection_columns_scrBook_scrBody"> 19 </text:span>Mi kori nigna na mana na Tarunga ke Tabu, a Krais ke vano me titiono tadia na komi tarunga kena mono kori meleha papara. </text:span><text:span text:style-name="span_.bgt_Paragraph_scrSection_columns_scrBook_scrBody"> <text:span text:style-name="VerseNumber_.bgt_Paragraph_scrSection_columns_scrBook_scrBody"> 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 <text:span text:style-name="VerseNumber_.bgt_Paragraph_scrSection_columns_scrBook_scrBody"> 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 <text:span text:style-name="VerseNumber_.bgt_Paragraph_scrSection_columns_scrBook_scrBody"> 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Puhi Ke Nabadia Arahai Kena Vaututuni</text:span></text:p>
          <text:p text:style-name="ChapterNumber1"><text:span text:style-name="ChapterNumber_.bgt_Paragraph1_scrSection_columns_scrBook_scrBody">4</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 <text:span text:style-name="VerseNumber_.bgt_Paragraph1_scrSection_columns_scrBook_scrBody"> 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 <text:span text:style-name="VerseNumber_.bgt_Paragraph1_scrSection_columns_scrBook_scrBody"> 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 <text:span text:style-name="VerseNumber_.bgt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 <text:span text:style-name="VerseNumber_.bgt_Paragraph_scrSection_columns_scrBook_scrBody"> 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 <text:span text:style-name="VerseNumber_.bgt_Paragraph_scrSection_columns_scrBook_scrBody"> 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 <text:span text:style-name="VerseNumber_.bgt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 <text:span text:style-name="VerseNumber_.bgt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 <text:span text:style-name="VerseNumber_.bgt_Paragraph_scrSection_columns_scrBook_scrBody"> 9 </text:span>Oti kalitira ara kulamiu kiloau kori vathemiu. E boi toke kotida bosi nimiu na eiagna iangeni. </text:span><text:span text:style-name="span_.bgt_Paragraph_scrSection_columns_scrBook_scrBody"> <text:span text:style-name="VerseNumber_.bgt_Paragraph_scrSection_columns_scrBook_scrBody"> 10 </text:span>A God ke heghamu soasopa sonihathavu bali eia na agutu keda hathera arahai tavogha. Moti agutu toetoke kori sonihathavu ke heghamu. </text:span><text:span text:style-name="span_.bgt_Paragraph_scrSection_columns_scrBook_scrBody"> <text:span text:style-name="VerseNumber_.bgt_Paragraph_scrSection_columns_scrBook_scrBody"> 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 <text:span text:style-name="VerseNumber_.bgt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 <text:span text:style-name="VerseNumber_.bgt_Paragraph_scrSection_columns_scrBook_scrBody"> 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 <text:span text:style-name="VerseNumber_.bgt_Paragraph_scrSection_columns_scrBook_scrBody"> 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 <text:span text:style-name="VerseNumber_.bgt_Paragraph_scrSection_columns_scrBook_scrBody"> 15 </text:span>E boi toke gi kotida hatia na papara eigna koti thabu vathehea na tinoni, ba oti biabilau, ba oti boi leghua kekeha mua na vetula, ba oti diadikala nidia na agutu arahai tavogha. </text:span><text:span text:style-name="span_.bgt_Paragraph_scrSection_columns_scrBook_scrBody"> <text:span text:style-name="VerseNumber_.bgt_Paragraph_scrSection_columns_scrBook_scrBody"> 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 <text:span text:style-name="VerseNumber_.bgt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 <text:span text:style-name="VerseNumber_.bgt_Paragraph_scrSection_columns_scrBook_scrBody"> 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bgt_NoteCrossHYPHENReferenceParagraph_Line1_scrSection_columns_scrBook_scrBody">Provebs 11:31</text:span></text:p></text:note-body></text:note><text:bookmark text:name="fe351199e-c396-4880-af48-32c9eaab9b56"/></text:p>
          <text:p text:style-name="Paragraph_scrSection_columns_scrBook_scrBody"><text:span text:style-name="span_.bgt_Paragraph_scrSection_columns_scrBook_scrBody"> <text:span text:style-name="VerseNumber_.bgt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Mara Kena Baubatu Kori Kiloau</text:span></text:p>
          <text:p text:style-name="ChapterNumber1"><text:span text:style-name="ChapterNumber_.bgt_Paragraph1_scrSection_columns_scrBook_scrBody">5</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 <text:span text:style-name="VerseNumber_.bgt_Paragraph1_scrSection_columns_scrBook_scrBody"> 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 <text:span text:style-name="VerseNumber_.bgt_Paragraph1_scrSection_columns_scrBook_scrBody"> 3 </text:span>Saghoi hurura arahai koti batura vaghagna ighamu koti vunaghidia, keana oti tateli vanira na puhimiu ke nabagna kedana leghua. </text:span><text:span text:style-name="span_.bgt_Paragraph1_scrSection_columns_scrBook_scrBody"> <text:span text:style-name="VerseNumber_.bgt_Paragraph1_scrSection_columns_scrBook_scrBody"> 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 <text:span text:style-name="VerseNumber_.bgt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bgt_NoteCrossHYPHENReferenceParagraph_Line1_scrSection_columns_scrBook_scrBody">Provebs 3:34</text:span></text:p></text:note-body></text:note><text:bookmark text:name="f99d453e3-b4dd-4684-8670-ca67dec0d167"/></text:p>
          <text:p text:style-name="ParagraphContinuation_scrSection_columns_scrBook_scrBody"><text:span text:style-name="span_.bgt_ParagraphContinuation_scrSection_columns_scrBook_scrBody"> <text:span text:style-name="VerseNumber_.bgt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 <text:span text:style-name="VerseNumber_.bgt_ParagraphContinuation_scrSection_columns_scrBook_scrBody"> 7 </text:span>Kori vido ke horuhaihadi na ghaghanamiu eigna sa fata, oti vaututunia a God keda hatheghamu, eigna imanea ke toghaghamu me reireghighamu.</text:span></text:p>
          <text:p text:style-name="pictureCenter_Paragraph_scrSection_columns_scrBook_scrBody"><draw:frame draw:style-name="fr2" draw:name="Frame2" text:anchor-type="paragraph" draw:z-index="1" svg:width="342pt" svg:height="220.784810126582pt"><draw:text-box fo:min-height="1in"><text:p text:style-name="P5"><draw:frame draw:style-name="gr2" draw:name="Graphics2" text:anchor-type="paragraph" svg:width="342pt" svg:height="220.784810126582pt"><draw:image xlink:type="simple" xlink:show="embed" xlink:actuate="onLoad" xlink:href="Pictures/1.tif"/><svg:title>1.tif</svg:title></draw:frame><text:p text:style-name="pictureCaption_pictureCenter_Paragraph_scrSection_columns_scrBook_scrBody"><text:span text:style-name="span_.bgt_pictureCaption_pictureCenter_Paragraph_scrSection_columns_scrBook_scrBody">Satan ke vaghagna na laion ke nguru</text:span></text:p></text:p></draw:text-box></draw:frame><text:span text:style-name="span_.bgt_Paragraph_scrSection_columns_scrBook_scrBody"> <text:span text:style-name="VerseNumber_.bgt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 <text:span text:style-name="VerseNumber_.bgt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bgt_Paragraph_scrSection_columns_scrBook_scrBody"> <text:span text:style-name="VerseNumber_.bgt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 <text:span text:style-name="VerseNumber_.bgt_Paragraph_scrSection_columns_scrBook_scrBody"> 11 </text:span>A God keda vunaghi pungusira na komi fata gougovu ke hau me hau. Amen.</text:span></text:p>
          <text:p text:style-name="SectionHeadMinor_scrSection_columns_scrBook_scrBody"><text:span text:style-name="span_.bgt_SectionHeadMinor_scrSection_columns_scrBook_scrBody">Na Vagovui Haghore</text:span></text:p>
          <text:p text:style-name="Paragraph_scrSection_columns_scrBook_scrBody"><text:span text:style-name="span_.bgt_Paragraph_scrSection_columns_scrBook_scrBody"> <text:span text:style-name="VerseNumber_.bgt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bgt_Paragraph_scrSection_columns_scrBook_scrBody"> <text:span text:style-name="VerseNumber_.bgt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 <text:span text:style-name="VerseNumber_.bgt_Paragraph_scrSection_columns_scrBook_scrBody"> 14 </text:span>Oti veikubaeghi</text:span><text:note text:id="ftn13" text:note-class="footnote"><text:note-citation text:label="†">†</text:note-citation><text:note-body><text:p text:style-name="NoteGeneralParagraph"><text:span text:style-name="NoteGeneralParagraph..footnote-marker">514 =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bookmark text:name="fc3f50cd1-7d57-4005-accb-06d15e39a839"/><text:span text:style-name="span_.bgt_Paragraph_scrSection_columns_scrBook_scrBody"> kori dotho. Inau ku tarai gi a God keda heghamu ighamu koti mono haidu toetoke duagna a Krais na soleana kori havimiu. </text:span></text:p>
          <text:p text:style-name="ParagraphContinuation_scrSection_columns_scrBook_scrBody"><text:span text:style-name="span_.bgt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bgt_scrBook_scrBody" style:family="text" style:parent-style-name="scrBook_scrBody">
      <style:text-properties text:display="inline" fo:font-size="0pt" style:font-size-complex="0pt" fo:color="#ffffff"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padding-top="36pt" style:line-height-at-least="24pt"/>
      <style:text-properties fo:font-weight="700" style:font-weight-complex="700" fo:font-style="normal" fo:font-family="Charis SIL" style:font-name-complex="Charis SIL" fo:font-size="20pt" style:font-size-complex="20pt"/>
    </style:style>
    <style:style xmlns:style="urn:oasis:names:tc:opendocument:xmlns:style:1.0" style:name="TitleSecondary_.bgt_TitleMain_scrBook_scrBody" style:family="paragraph" style:parent-style-name="TitleMain_scrBook_scrBody">
      <style:text-properties text:display="block" fo:language="zxx" fo:country="none"/>
    </style:style>
    <style:style xmlns:style="urn:oasis:names:tc:opendocument:xmlns:style:1.0" style:name="span_.bgt_TitleMain_scrBook_scrBody" style:family="text" style:parent-style-name="TitleMain_scrBook_scrBody">
      <style:text-properties fo:language="zxx"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height-at-least="12pt"/>
      <style:text-properties fo:font-weight="700" style:font-weight-complex="700" fo:font-style="normal" fo:font-family="Charis SIL" style:font-name-complex="Charis SIL" fo:font-size="10pt" style:font-size-complex="10pt"/>
    </style:style>
    <style:style xmlns:style="urn:oasis:names:tc:opendocument:xmlns:style:1.0" style:name="span_.bgt_IntroSectionHead_scrIntroSection_scrBook_scrBody" style:family="text" style:parent-style-name="IntroSectionHead_scrIntroSection_scrBook_scrBody">
      <style:text-properties fo:language="zxx"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height-at-least="12pt"/>
      <style:text-properties fo:font-family="Charis SIL" style:font-name-complex="Charis SIL" fo:font-size="10pt" style:font-size-complex="10pt"/>
    </style:style>
    <style:style xmlns:style="urn:oasis:names:tc:opendocument:xmlns:style:1.0" style:name="span_.bgt_IntroParagraph_scrIntroSection_scrBook_scrBody" style:family="text" style:parent-style-name="IntroParagraph_scrIntroSection_scrBook_scrBody">
      <style:text-properties fo:language="zxx"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height-at-least="12pt"/>
      <style:text-properties fo:font-family="Charis SIL" style:font-name-complex="Charis SIL" fo:font-size="10pt" style:font-size-complex="10pt"/>
    </style:style>
    <style:style xmlns:style="urn:oasis:names:tc:opendocument:xmlns:style:1.0" style:name="span_.bgt_IntroListItem1_scrIntroSection_scrBook_scrBody" style:family="text" style:parent-style-name="IntroListItem1_scrIntroSectio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height-at-least="13pt"/>
      <style:text-properties fo:font-family="Charis SIL" style:font-name-complex="Charis SIL" fo:font-size="11pt" style:font-size-complex="11pt"/>
    </style:style>
    <style:style xmlns:style="urn:oasis:names:tc:opendocument:xmlns:style:1.0" style:name="ChapterNumber_.bgt_Paragraph1_scrSection_columns_scrBook_scrBody" style:family="text" style:parent-style-name="Paragraph1_scrSection_columns_scrBook_scrBody">
      <style:text-properties fo:font-weight="700" style:font-weight-complex="700" fo:font-family="Charis SIL" style:font-name-complex="Charis SIL" fo:country="none" fo:language="zxx"/>
    </style:style>
    <style:style xmlns:style="urn:oasis:names:tc:opendocument:xmlns:style:1.0" style:name="VerseNumber1_.bgt_Paragraph1_scrSection_columns_scrBook_scrBody" style:family="text" style:parent-style-name="Paragraph1_scrSection_columns_scrBook_scrBody">
      <style:text-properties text:display="none" fo:language="zxx" fo:country="none"/>
    </style:style>
    <style:style xmlns:style="urn:oasis:names:tc:opendocument:xmlns:style:1.0" style:name="span_.bgt_Paragraph1_scrSection_columns_scrBook_scrBody" style:family="text" style:parent-style-name="Paragraph1_scrSection_columns_scrBook_scrBody">
      <style:text-properties fo:language="zxx" fo:country="none"/>
    </style:style>
    <style:style xmlns:style="urn:oasis:names:tc:opendocument:xmlns:style:1.0" style:name="VerseNumber_.bgt_Paragraph1_scrSection_columns_scrBook_scrBody" style:family="text" style:parent-style-name="Paragraph1_scrSection_columns_scrBook_scrBody">
      <style:text-properties fo:font-family="Charis SIL" style:font-name-complex="Charis SIL" fo:font-size="6pt" style:font-size-complex="6pt" fo:language="zxx"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bgt_SectionHeadMinor_scrSection_columns_scrBook_scrBody" style:family="text" style:parent-style-name="SectionHeadMinor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height-at-least="13pt"/>
      <style:text-properties fo:font-family="Charis SIL" style:font-name-complex="Charis SIL" fo:font-size="11pt" style:font-size-complex="11pt"/>
    </style:style>
    <style:style xmlns:style="urn:oasis:names:tc:opendocument:xmlns:style:1.0" style:name="VerseNumber_.bgt_Paragraph_scrSection_columns_scrBook_scrBody" style:family="text" style:parent-style-name="Paragraph_scrSection_columns_scrBook_scrBody">
      <style:text-properties fo:font-family="Charis SIL" style:font-name-complex="Charis SIL" fo:font-size="6pt" style:font-size-complex="6pt" fo:language="zxx" fo:country="none"/>
    </style:style>
    <style:style xmlns:style="urn:oasis:names:tc:opendocument:xmlns:style:1.0" style:name="span_.bgt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NoteCrossHYPHENReference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text-align="justify" style:line-height-at-least="13pt"/>
      <style:text-properties fo:font-family="Charis SIL" style:font-name-complex="Charis SIL" fo:font-size="11pt" style:font-size-complex="11pt"/>
    </style:style>
    <style:style xmlns:style="urn:oasis:names:tc:opendocument:xmlns:style:1.0" style:name="span_.bgt_Line1_scrSection_columns_scrBook_scrBody" style:family="text" style:parent-style-name="Line1_scrSection_columns_scrBook_scrBody">
      <style:text-properties fo:language="zxx" fo:country="none"/>
    </style:style>
    <style:style xmlns:style="urn:oasis:names:tc:opendocument:xmlns:style:1.0" style:name="VerseNumber_.bgt_Line1_scrSection_columns_scrBook_scrBody" style:family="text" style:parent-style-name="Line1_scrSection_columns_scrBook_scrBody">
      <style:text-properties fo:font-family="Charis SIL" style:font-name-complex="Charis SIL" fo:font-size="6pt" style:font-size-complex="6pt" fo:language="zxx" fo:country="none"/>
    </style:style>
    <style:style xmlns:style="urn:oasis:names:tc:opendocument:xmlns:style:1.0" style:name="NoteCrossHYPHENReferenceParagraph_Line1_scrSection_columns_scrBook_scrBody" style:family="text" style:parent-style-name="Line1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span_.bgt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Emphasis_.bgt_NoteGeneralParagraph_Paragraph_scrSection_columns_scrBook_scrBody" style:family="text" style:parent-style-name="NoteGeneralParagraph_Paragraph_scrSection_columns_scrBook_scrBody">
      <style:text-properties fo:font-style="italic" fo:font-family="Charis SIL" style:font-name-complex="Charis SIL" fo:language="zxx" fo:country="none"/>
    </style:style>
    <style:style xmlns:style="urn:oasis:names:tc:opendocument:xmlns:style:1.0" style:name="VerseNumber_.bgt_ParagraphContinuation_scrSection_columns_scrBook_scrBody" style:family="text" style:parent-style-name="ParagraphContinuation_scrSection_columns_scrBook_scrBody">
      <style:text-properties fo:font-family="Charis SIL" style:font-name-complex="Charis SIL" fo:font-size="6pt" style:font-size-complex="6pt"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padding-bottom="21pt" style:line-height-at-least="16pt"/>
      <style:text-properties fo:font-size="14pt"/>
    </style:style>
    <style:style style:family="paragraph" style:name="ChapterNumber1" style:parent-style-name="ChapterNumber" style:master-page-name="">
      <style:paragraph-properties style:vertical-align="auto" fo:text-indent="0pt" fo:margin-left="0pt" fo:padding-right="2pt" fo:float="left" style:line-height-at-least="26pt">
        <style:drop-cap style:lines="2" style:distance="0.20cm" style:length="1"/>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float="left" style:line-height-at-least="26pt">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height-at-least="12pt"/>
      <style:text-properties fo:font-family="Charis SIL" fo:font-size="10pt"/>
    </style:style>
    <style:style style:name="IntroParagraph" style:family="paragraph" style:parent-style-name="none">
      <style:paragraph-properties fo:text-indent="14.4pt" fo:margin-left="0pt" style:line-height-at-least="12pt"/>
      <style:text-properties fo:font-family="Charis SIL" fo:font-size="10pt"/>
    </style:style>
    <style:style style:name="IntroSectionHead" style:family="paragraph" style:parent-style-name="none">
      <style:paragraph-properties fo:text-indent="0pt" fo:margin-left="0pt" fo:margin-top="3pt" fo:margin-bottom="3pt" fo:text-align="justify" style:line-height-at-least="12pt"/>
      <style:text-properties fo:font-weight="700" fo:font-style="normal" fo:font-family="Charis SIL" fo:font-size="10pt"/>
    </style:style>
    <style:style style:name="Line1" style:family="paragraph" style:parent-style-name="none">
      <style:paragraph-properties fo:text-indent="-18pt" fo:margin-left="18pt" fo:padding-left="0pt" fo:text-align="justify" style:line-height-at-least="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11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11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graph1" style:family="paragraph" style:parent-style-name="none">
      <style:paragraph-properties fo:margin-left="0pt" style:line-height-at-least="13pt"/>
      <style:text-properties fo:font-family="Charis SIL" fo:font-size="11pt"/>
    </style:style>
    <style:style style:name="parallelpassagereference" style:family="paragraph" style:parent-style-name="none">
      <style:paragraph-properties style:line-height-at-least="13pt"/>
      <style:text-properties fo:font-size="11pt"/>
    </style:style>
    <style:style style:name="scrBook" style:family="paragraph" style:parent-style-name="none"/>
    <style:style style:name="scrBookName" style:family="paragraph" style:parent-style-name="none">
      <style:text-properties text:display="inline" fo:font-size="0pt" fo:color="#ffffff"/>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padding-top="0pt" fo:margin-top="12pt" fo:margin-bottom="6pt" style:line-height-at-least="12pt" fo:keep-with-next="always" fo:orphans="2"/>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height-at-least="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padding-top="36pt" style:line-height-at-least="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frtColumns" style:family="paragraph" style:parent-style-name="none"/>
    <style:style style:name="h2" style:family="paragraph" style:parent-style-name="none">
      <style:paragraph-properties fo:padding-top="8pt"/>
      <style:text-properties text:display="none" fo:font-weight="700" fo:font-size="18pt"/>
    </style:style>
    <style:style style:name="h3" style:family="paragraph" style:parent-style-name="none">
      <style:paragraph-properties fo:padding-top="7pt"/>
      <style:text-properties text:display="none" fo:font-weight="700" fo:font-size="14pt"/>
    </style:style>
    <style:style style:name="IntroParas" style:family="paragraph" style:parent-style-name="none">
      <style:paragraph-properties fo:text-indent="20pt"/>
    </style:style>
    <style:style style:name="h1" style:family="paragraph" style:parent-style-name="none">
      <style:paragraph-properties fo:padding-top="12pt"/>
      <style:text-properties fo:font-weight="700" fo:font-size="24pt"/>
    </style:style>
    <style:style style:name="h4" style:family="paragraph" style:parent-style-name="none">
      <style:paragraph-properties fo:padding-top="6pt"/>
      <style:text-properties fo:font-weight="700" fo:font-size="12pt"/>
    </style:style>
    <style:style style:name="h5" style:family="paragraph" style:parent-style-name="none">
      <style:paragraph-properties fo:padding-top="5.5pt"/>
      <style:text-properties fo:font-weight="700" fo:font-size="10pt"/>
    </style:style>
    <style:style style:name="h6" style:family="paragraph" style:parent-style-name="none">
      <style:paragraph-properties fo:padding-top="5.5pt"/>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text-align="end" style:justify-single-word="false" style:writing-mode="page"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style:mirror="none"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start" style:justify-single-word="false"/>
    </style:style>
    <style:style style:name="MT1" style:family="text">
      <style:text-properties style:font-name="Times New Roman" style:font-name-asian="Times New Roman" style:font-name-complex="Times New Roman" fo:font-size="12pt"/>
      <style:paragraph-properties fo:text-align="start" style:justify-single-word="false" fo:background-color="#ffffff"/>
    </style:style>
    <style:style style:name="MT3" style:family="text">
      <style:text-properties style:font-name="Charis SIL" style:font-name-asian="Charis SIL" style:font-name-complex="Charis SIL" fo:font-size="12pt"/>
      <style:paragraph-properties fo:text-align="end" style:justify-single-word="false" fo:background-color="#ffffff"/>
    </style:style>
    <style:style style:name="Mfr1" style:family="graphic" style:parent-style-name="Frame">
      <style:graphic-properties style:vertical-pos="from-top" style:vertical-rel="page" style:horizontal-pos="lef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footer>
        <text:p text:style-name="Footer">
          <text:tab/>
          <text:span text:style-name="MT3">
            <text:page-number text:select-page="current">4</text:page-number>
          </text:span>
        </text:p>
      </style:footer>
    </style:master-page>
    <style:master-page style:name="XHTML" style:page-layout-name="pm2" style:next-style-name="XHTML">
      <style:header>
        <text:p text:style-name="Header">
          <text:tab/>
          <text:span text:style-name="MT1">
            <text:variable-get text:name="Left_Guideword_L" office:value-type="string"/>
          </text:span>
        </text:p>
      </style:header>
      <style:footer>
        <text:p text:style-name="Footer">
          <text:tab/>
          <text:span text:style-name="MT3">
            <text:page-number text:select-page="current">4</text:page-number>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7-05-19T15:30:01</meta:creation-date>
    <dc:creator>Trihus</dc:creator>
    <dc:date>2017-05-19T15:30:0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5.14.5765</meta:user-defined>
    <meta:user-defined meta:name="Created-By">PathwayExport 1.15.14.576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src\Test\PsExport\TestFiles\Output\T2\Preserve1pe"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